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headless</text:span><text:span text:style-name="T3"><text:line-break/></text:span><text:span text:style-name="T3"><text:line-break/></text:span><text:span text:style-name="T2">jbt_cypress <text:s text:c="2"/>:70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10.56cm" svg:height="1.199cm" svg:x="9.1cm" svg:y="13.925cm">
          <draw:text-box>
            <text:p text:style-name="P3"><text:span text:style-name="T1">Joomla Branches Tester – Only for version 5.2-dev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:702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01cm" svg:y="9.401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5"/>
  </office:meta>
</office:document-meta>
</file>